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text-properties style:font-name="Comic Sans MS" fo:font-size="8pt" style:font-size-asian="7pt" style:font-size-complex="8pt"/>
    </style:style>
    <style:style style:name="P2" style:family="paragraph" style:parent-style-name="Table_20_Contents">
      <style:text-properties style:font-name="Comic Sans MS" fo:font-size="8pt" style:font-size-asian="8pt" style:font-size-complex="8pt"/>
    </style:style>
    <style:style style:name="P3" style:family="paragraph" style:parent-style-name="Table_20_Contents">
      <style:text-properties style:font-name="Courier New" fo:font-size="8pt" style:font-size-asian="7pt" style:font-size-complex="8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article très intéressant qui s'appliquerait facilement à GS : <text:line-break/><text:a xlink:type="simple" xlink:href="http://www.oracle.com/technetwork/articles/java/fork-join-422606.html">http://www.oracle.com/technetwork/articles/java/fork-join-422606.html</text:a><text:line-break/><text:line-break/>Dans GS, les traitements de lecture sont nombreux lors du requêtage mais surtout<text:span text:style-name="T1"> lors des validations envers les contraintes</text:span> (avant les écritures).<text:line-break/>Et bien ces traitements, tant qu'ils n'écrivent pas, peuvent être réalisés concurrentiellement sans que cela ne pose de problème particulier, même si les lectures se font pour le même TS (timestamp), et même sur le même cache.<text:line-break/>Les perspectives d'optimisation des temps de réponse (si cela devait être un problème) sont donc tout simplement énormes, puisque quasiment toutes les boucles (de GS) peuvent donner lieu a un départ de threads concurrents...Encore faut-il avoir un nombre de "coeurs" suffisant pour que cela puisse avoir un intérêt...En tout cas, la plupart des traitements excessivement sollicités peuvent être "linéairement" optimisés, même s'ils sont arborescents / récursifs... Ce qui nous arrangera bien quand le nombre de contraintes augmentera avec la découverte de nouveaux besoins fonctionne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0T10:04:31</meta:creation-date>
    <meta:generator>LibreOffice/3.4$Unix LibreOffice_project/340m1$Build-502</meta:generator>
    <dc:date>2012-11-20T10:16:58</dc:date>
    <meta:editing-duration>PT8M57S</meta:editing-duration>
    <meta:editing-cycles>5</meta:editing-cycles>
    <meta:document-statistic meta:table-count="0" meta:image-count="0" meta:object-count="0" meta:page-count="1" meta:paragraph-count="1" meta:word-count="154" meta:character-count="1099" meta:non-whitespace-character-count="943"/>
  </office:meta>
</office:document-meta>
</file>